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13mm"/>
    </style:style>
    <style:style style:name="co2" style:family="table-column">
      <style:table-column-properties fo:break-before="auto" style:column-width="48.98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25.49mm"/>
    </style:style>
    <style:style style:name="co5" style:family="table-column">
      <style:table-column-properties fo:break-before="auto" style:column-width="44.56mm"/>
    </style:style>
    <style:style style:name="co6" style:family="table-column">
      <style:table-column-properties fo:break-before="auto" style:column-width="147.41mm"/>
    </style:style>
    <style:style style:name="co7" style:family="table-column">
      <style:table-column-properties fo:break-before="auto" style:column-width="28.24mm"/>
    </style:style>
    <style:style style:name="co8" style:family="table-column">
      <style:table-column-properties fo:break-before="auto" style:column-width="56.73mm"/>
    </style:style>
    <style:style style:name="co9" style:family="table-column">
      <style:table-column-properties fo:break-before="auto" style:column-width="55.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36.05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e6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vertical-align="to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6e6e6" style:vertical-align="top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00" style:vertical-align="top"/>
    </style:style>
    <style:style style:name="T1" style:family="text">
      <style:text-properties fo:country="none" style:font-name-asian="Segoe UI"/>
    </style:style>
  </office:automatic-styles>
  <office:body>
    <office:spreadsheet>
      <table:content-validations>
        <table:content-validation table:name="val1" table:condition="of:cell-content-is-whole-number() and cell-content()&lt;256" table:allow-empty-cell="false" table:base-cell-address="app_register.A10">
          <table:error-message table:message-type="stop" table:display="true"/>
        </table:content-validation>
        <table:content-validation table:name="val2" table:condition="of:cell-content-is-in-list(&quot;1&quot;;&quot;2&quot;;&quot;4&quot;;&quot;8&quot;)" table:allow-empty-cell="true" table:display-list="unsorted" table:base-cell-address="app_register.E10">
          <table:error-message table:message-type="stop" table:display="true"/>
        </table:content-validation>
      </table:content-validations>
      <table:table table:name="app_register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4" table:default-cell-style-name="ce6"/>
        <table:table-row table:style-name="ro1">
          <table:table-cell table:style-name="ce1" office:value-type="string" calcext:value-type="string">
            <text:p>Application register</text:p>
          </table:table-cell>
          <table:table-cell table:style-name="ce1" table:number-columns-repeated="2"/>
          <table:table-cell/>
          <table:table-cell table:style-name="ce1"/>
          <table:table-cell table:number-columns-repeated="1019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3" office:value-type="string" calcext:value-type="string">
            <text:p>Color legend</text:p>
          </table:table-cell>
          <table:table-cell table:style-name="ce2" table:number-columns-repeated="1023"/>
        </table:table-row>
        <table:table-row table:style-name="ro2">
          <table:table-cell table:style-name="ce4" office:value-type="string" calcext:value-type="string">
            <text:p>Automatically calculated</text:p>
          </table:table-cell>
          <table:table-cell table:style-name="ce2" table:number-columns-repeated="1023"/>
        </table:table-row>
        <table:table-row table:style-name="ro2" table:number-rows-repeated="2">
          <table:table-cell table:style-name="ce2" table:number-columns-repeated="1024"/>
        </table:table-row>
        <table:table-row table:style-name="ro2">
          <table:table-cell table:style-name="ce5" office:value-type="string" calcext:value-type="string">
            <text:p>Persistency base offset:</text:p>
          </table:table-cell>
          <table:table-cell table:style-name="ce7" office:value-type="string" calcext:value-type="string">
            <text:p>VSCP_PS_ADDR_NEXT</text:p>
          </table:table-cell>
          <table:table-cell table:style-name="ce7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register offset</text:p>
          </table:table-cell>
          <table:table-cell table:style-name="ce3" office:value-type="string" calcext:value-type="string">
            <text:p>persistency offset</text:p>
          </table:table-cell>
          <table:table-cell table:style-name="ce3" office:value-type="string" calcext:value-type="string">
            <text:p>number of elements</text:p>
          </table:table-cell>
          <table:table-cell table:style-name="ce3" office:value-type="string" calcext:value-type="string">
            <text:p>element size</text:p>
          </table:table-cell>
          <table:table-cell table:style-name="ce3" office:value-type="string" calcext:value-type="string">
            <text:p>short 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factory default</text:p>
          </table:table-cell>
          <table:table-cell table:style-name="ce3" office:value-type="string" calcext:value-type="string">
            <text:p>user persistency read</text:p>
          </table:table-cell>
          <table:table-cell table:style-name="ce3" office:value-type="string" calcext:value-type="string">
            <text:p>user persistency write</text:p>
          </table:table-cell>
          <table:table-cell table:number-columns-repeated="1014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nable</text:p>
          </table:table-cell>
          <table:table-cell office:value-type="string" calcext:value-type="string">
            <text:p>Enable or disable a button. There are up to 8 buttons enumerated by 1 to 8.</text:p>
            <text:p>The button 1 corresponds to bit 0 and etc.</text:p>
            <text:p>A 0 disables the button and a 1 enables it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content-validation-name="val1" office:value-type="float" office:value="0" calcext:value-type="float">
            <text:p>0</text:p>
          </table:table-cell>
          <table:table-cell table:style-name="ce8" table:formula="of:=[.B10]+[.D10]*[.E10]" office:value-type="float" office:value="1" calcext:value-type="float">
            <text:p>1</text:p>
          </table:table-cell>
          <table:table-cell table:style-name="ce8" table:formula="of:=[.C10]+[.D10]*[.E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nable</text:p>
          </table:table-cell>
          <table:table-cell office:value-type="string" calcext:value-type="string">
            <text:p>Enable or disable the wind measurement.</text:p>
            <text:p>A 0 disables the wind measurement and a 1 enables it.</text:p>
            <text:p>Note, that if the wind measurement is enabled, the button 8 functionality will be disabled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8" table:formula="of:=[.B11]+[.D11]*[.E11]" office:value-type="float" office:value="2" calcext:value-type="float">
            <text:p>2</text:p>
          </table:table-cell>
          <table:table-cell table:style-name="ce8" table:formula="of:=[.C11]+[.D11]*[.E1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nable</text:p>
          </table:table-cell>
          <table:table-cell office:value-type="string" calcext:value-type="string">
            <text:p>Enable or disable a relay. There are up to 8 relays enumerated by 1 to 8.</text:p>
            <text:p>The relay 1 corresponds to bit 0 and etc.</text:p>
            <text:p>A 0 disables the relay and a 1 enables it.</text:p>
            <text:p>Please note, that if a shutter is enabled, it doesn't matter that the relays are disabled here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content-validation-name="val1" office:value-type="float" office:value="0" calcext:value-type="float">
            <text:p>0</text:p>
          </table:table-cell>
          <table:table-cell table:style-name="ce8" table:formula="of:=[.B12]+[.D12]*[.E12]" office:value-type="float" office:value="3" calcext:value-type="float">
            <text:p>3</text:p>
          </table:table-cell>
          <table:table-cell table:style-name="ce8" table:formula="of:=[.C12]+[.D12]*[.E1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nable</text:p>
          </table:table-cell>
          <table:table-cell office:value-type="string" calcext:value-type="string">
            <text:p>Enable or disable a shutter. There are up to 4 shutter enumerated by 1 to 4.</text:p>
            <text:p>The shutter 1 corresponds to bit 0 and etc.</text:p>
            <text:p>A 0 disables the shutter and a 1 enables it.</text:p>
            <text:p>If a shutter is enabled, the used relays can not be controlled by single relay actions!</text:p>
            <text:p/>
            <text:p><text:span text:style-name="T1">Bit 0: Enable shutter 1 and disable relay 1 and 2 to be controlled external.</text:span></text:p>
            <text:p><text:span text:style-name="T1">Bit 1: Enable shutter 2 and disable relay 3 and 4 to be controlled external.</text:span></text:p>
            <text:p><text:span text:style-name="T1">Bit 2: Enable shutter 3 and disable relay 5 and 6 to be controlled external.</text:span></text:p>
            <text:p><text:span text:style-name="T1">Bit 3: Enable shutter 4 and disable relay 7 and 8 to be controlled external.</text:span>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8" table:formula="of:=[.B13]+[.D13]*[.E13]" office:value-type="float" office:value="4" calcext:value-type="float">
            <text:p>4</text:p>
          </table:table-cell>
          <table:table-cell table:style-name="ce8" table:formula="of:=[.C13]+[.D13]*[.E1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config</text:p>
          </table:table-cell>
          <table:table-cell office:value-type="string" calcext:value-type="string">
            <text:p>Enable or disable a relay event. There are up to 8 relay enumerated by 1 to 8.</text:p>
            <text:p>The relay 1 corresponds to bit 0 and etc.</text:p>
            <text:p>A 0 disables the event and a 1 enables it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8" table:formula="of:=[.B14]+[.D14]*[.E14]" office:value-type="float" office:value="5" calcext:value-type="float">
            <text:p>5</text:p>
          </table:table-cell>
          <table:table-cell table:style-name="ce8" table:formula="of:=[.C14]+[.D14]*[.E1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config</text:p>
          </table:table-cell>
          <table:table-cell office:value-type="string" calcext:value-type="string">
            <text:p>Enable or disable a shutter event. There are up to 4 shutter enumerated by 1 to 4.</text:p>
            <text:p>The shutter 1 corresponds to bit 0 and etc.</text:p>
            <text:p>A 0 disables the event and a 1 enables it.</text:p>
            <text:p>Note, that the shutter must be enabled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15]+[.D15]*[.E15]" office:value-type="float" office:value="6" calcext:value-type="float">
            <text:p>6</text:p>
          </table:table-cell>
          <table:table-cell table:style-name="ce8" table:formula="of:=[.C15]+[.D15]*[.E15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relay switching duty cycle</text:p>
          </table:table-cell>
          <table:table-cell office:value-type="string" calcext:value-type="string">
            <text:p>A monostable relay is activated by using the switching current.</text:p>
            <text:p>The value is given as pwm duty cycle value (3-400).</text:p>
          </table:table-cell>
          <table:table-cell office:value-type="float" office:value="400" calcext:value-type="float">
            <text:p>40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16]+[.D16]*[.E16]" office:value-type="float" office:value="8" calcext:value-type="float">
            <text:p>8</text:p>
          </table:table-cell>
          <table:table-cell table:style-name="ce8" table:formula="of:=[.C16]+[.D16]*[.E1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relay holding duty cycle</text:p>
          </table:table-cell>
          <table:table-cell office:value-type="string" calcext:value-type="string">
            <text:p>A monostable relay is holded in active state by using the holding current.</text:p>
            <text:p>The value is given as pwm duty cycle value (3-400).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2">
          <table:table-cell table:content-validation-name="val1" office:value-type="float" office:value="0" calcext:value-type="float">
            <text:p>0</text:p>
          </table:table-cell>
          <table:table-cell table:style-name="ce8" table:formula="of:=[.B17]+[.D17]*[.E17]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node zone</text:p>
          </table:table-cell>
          <table:table-cell office:value-type="string" calcext:value-type="string">
            <text:p>The zone which the node belongs to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scp_ps_readNodeZone</text:p>
          </table:table-cell>
          <table:table-cell office:value-type="string" calcext:value-type="string">
            <text:p>vscp_ps_writeNodeZone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18]+[.D18]*[.E18]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node sub zone</text:p>
          </table:table-cell>
          <table:table-cell office:value-type="string" calcext:value-type="string">
            <text:p>The sub-zone which the node belongs to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scp_ps_readNodeSubZone</text:p>
          </table:table-cell>
          <table:table-cell office:value-type="string" calcext:value-type="string">
            <text:p>vscp_ps_writeNodeSubZone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19]+[.D19]*[.E19]" office:value-type="float" office:value="12" calcext:value-type="float">
            <text:p>12</text:p>
          </table:table-cell>
          <table:table-cell table:style-name="ce8" table:formula="of:=[.C17]+[.D17]*[.E17]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vent zone</text:p>
          </table:table-cell>
          <table:table-cell office:value-type="string" calcext:value-type="string">
            <text:p>The zone to which the button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0]+[.D20]*[.E20]" office:value-type="float" office:value="20" calcext:value-type="float">
            <text:p>20</text:p>
          </table:table-cell>
          <table:table-cell table:style-name="ce8" table:formula="of:=[.C20]+[.D20]*[.E20]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vent sub zone</text:p>
          </table:table-cell>
          <table:table-cell office:value-type="string" calcext:value-type="string">
            <text:p>The sub-zone to which the button event belongs to 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1]+[.D21]*[.E21]" office:value-type="float" office:value="28" calcext:value-type="float">
            <text:p>28</text:p>
          </table:table-cell>
          <table:table-cell table:style-name="ce8" table:formula="of:=[.C21]+[.D21]*[.E21]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zone</text:p>
          </table:table-cell>
          <table:table-cell office:value-type="string" calcext:value-type="string">
            <text:p>The zone to which the relay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2]+[.D22]*[.E22]" office:value-type="float" office:value="36" calcext:value-type="float">
            <text:p>36</text:p>
          </table:table-cell>
          <table:table-cell table:style-name="ce8" table:formula="of:=[.C22]+[.D22]*[.E22]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sub zone</text:p>
          </table:table-cell>
          <table:table-cell office:value-type="string" calcext:value-type="string">
            <text:p>The sub-zone to which the relay event belongs to 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3]+[.D23]*[.E23]" office:value-type="float" office:value="44" calcext:value-type="float">
            <text:p>44</text:p>
          </table:table-cell>
          <table:table-cell table:style-name="ce8" table:formula="of:=[.C23]+[.D23]*[.E23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zone</text:p>
          </table:table-cell>
          <table:table-cell office:value-type="string" calcext:value-type="string">
            <text:p>The zone to which the shutter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4]+[.D24]*[.E24]" office:value-type="float" office:value="48" calcext:value-type="float">
            <text:p>48</text:p>
          </table:table-cell>
          <table:table-cell table:style-name="ce8" table:formula="of:=[.C24]+[.D24]*[.E2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sub zone</text:p>
          </table:table-cell>
          <table:table-cell office:value-type="string" calcext:value-type="string">
            <text:p>The sub-zone to which the shutter event belongs to <text:s/>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5]+[.D25]*[.E25]" office:value-type="float" office:value="52" calcext:value-type="float">
            <text:p>52</text:p>
          </table:table-cell>
          <table:table-cell table:style-name="ce8" table:formula="of:=[.C25]+[.D25]*[.E25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vent zone</text:p>
          </table:table-cell>
          <table:table-cell office:value-type="string" calcext:value-type="string">
            <text:p>The zone to which the wind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6]+[.D26]*[.E26]" office:value-type="float" office:value="53" calcext:value-type="float">
            <text:p>53</text:p>
          </table:table-cell>
          <table:table-cell table:style-name="ce8" table:formula="of:=[.C26]+[.D26]*[.E26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vent sub zone</text:p>
          </table:table-cell>
          <table:table-cell office:value-type="string" calcext:value-type="string">
            <text:p>The sub-zone to which the wind event belongs to <text:s/>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7]+[.D27]*[.E27]" office:value-type="float" office:value="54" calcext:value-type="float">
            <text:p>54</text:p>
          </table:table-cell>
          <table:table-cell table:style-name="ce8" table:formula="of:=[.C27]+[.D27]*[.E27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medium</text:p>
          </table:table-cell>
          <table:table-cell office:value-type="string" calcext:value-type="string">
            <text:p>Medium wind speed in [0,1m/s].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8]+[.D28]*[.E28]" office:value-type="float" office:value="55" calcext:value-type="float">
            <text:p>55</text:p>
          </table:table-cell>
          <table:table-cell table:style-name="ce8" table:formula="of:=[.C28]+[.D28]*[.E28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high</text:p>
          </table:table-cell>
          <table:table-cell office:value-type="string" calcext:value-type="string">
            <text:p>High wind speed in [0,1m/s].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9]+[.D29]*[.E29]" office:value-type="float" office:value="56" calcext:value-type="float">
            <text:p>56</text:p>
          </table:table-cell>
          <table:table-cell table:style-name="ce8" table:formula="of:=[.C29]+[.D29]*[.E29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very high</text:p>
          </table:table-cell>
          <table:table-cell office:value-type="string" calcext:value-type="string">
            <text:p>Very high wind speed in [0,1m/s].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0]+[.D30]*[.E30]" office:value-type="float" office:value="57" calcext:value-type="float">
            <text:p>57</text:p>
          </table:table-cell>
          <table:table-cell table:style-name="ce8" table:formula="of:=[.C30]+[.D30]*[.E30]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max up time</text:p>
          </table:table-cell>
          <table:table-cell office:value-type="string" calcext:value-type="string">
            <text:p>Max. up-time (drive time from bottom to top) in 0.1s as 16-bit value.</text:p>
            <text:p>Shutter 1 is at the lower address and the other shutters follow.</text:p>
          </table:table-cell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1]+[.D31]*[.E31]" office:value-type="float" office:value="65" calcext:value-type="float">
            <text:p>65</text:p>
          </table:table-cell>
          <table:table-cell table:style-name="ce8" table:formula="of:=[.C31]+[.D31]*[.E31]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max down time</text:p>
          </table:table-cell>
          <table:table-cell office:value-type="string" calcext:value-type="string">
            <text:p>Max. down-time (drive time from top to bottom) in 0.1s as 16-bit value.</text:p>
            <text:p>Shutter 1 is at the lower address and the other shutters follow.</text:p>
          </table:table-cell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2]+[.D32]*[.E32]" office:value-type="float" office:value="73" calcext:value-type="float">
            <text:p>73</text:p>
          </table:table-cell>
          <table:table-cell table:style-name="ce8" table:formula="of:=[.C32]+[.D32]*[.E32]"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turn time</text:p>
          </table:table-cell>
          <table:table-cell office:value-type="string" calcext:value-type="string">
            <text:p>Max. turn-time (turn 90°) in 0.1s as 16-bit value.</text:p>
            <text:p>Shutter 1 is at the lower address and the other shutters follow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log id</text:p>
          </table:table-cell>
          <table:table-cell office:value-type="string" calcext:value-type="string">
            <text:p>Log id (stream id) for logging functionalit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scp_ps_readLogId</text:p>
          </table:table-cell>
          <table:table-cell office:value-type="string" calcext:value-type="string">
            <text:p>vscp_ps_writeLogId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34]+[.D34]*[.E34]" office:value-type="float" office:value="1" calcext:value-type="float">
            <text:p>1</text:p>
          </table:table-cell>
          <table:table-cell table:style-name="ce8" table:formula="of:=[.C34]+[.D34]*[.E3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tp errors</text:p>
          </table:table-cell>
          <table:table-cell office:value-type="string" calcext:value-type="string">
            <text:p>Number of tx transport errors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cp_transport_getTransmitErrors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2" table:number-rows-repeated="465">
          <table:table-cell table:number-columns-repeated="4"/>
          <table:table-cell table:content-validation-name="val2"/>
          <table:table-cell table:number-columns-repeated="1019"/>
        </table:table-row>
        <table:table-row table:style-name="ro2" table:number-rows-repeated="10480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.00.0000</text:date>, <text:time style:data-style-name="N2" text:time-value="20:32:22.42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Merkle</meta:initial-creator>
    <meta:creation-date>2014-12-25T23:44:24.656000000</meta:creation-date>
    <dc:date>2015-11-15T20:32:40.198000000</dc:date>
    <dc:creator>Andreas Merkle</dc:creator>
    <meta:editing-duration>PT5H11M9S</meta:editing-duration>
    <meta:editing-cycles>44</meta:editing-cycles>
    <meta:generator>LibreOffice/5.0.2.2$Windows_x86 LibreOffice_project/37b43f919e4de5eeaca9b9755ed688758a8251fe</meta:generator>
    <meta:document-statistic meta:table-count="1" meta:cell-count="231" meta:object-count="0"/>
  </office:meta>
</office:document-meta>
</file>